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text-indent="0.3937in"/>
    </style:style>
    <style:style style:name="P3" style:parent-style-name="Normal" style:family="paragraph">
      <style:paragraph-properties fo:text-indent="0.3937in"/>
    </style:style>
    <style:style style:name="P4" style:parent-style-name="Normal" style:family="paragraph">
      <style:paragraph-properties fo:text-indent="0.3937in"/>
    </style:style>
  </office:automatic-styles>
  <office:body>
    <office:text text:use-soft-page-breaks="true">
      <text:h text:style-name="P1" text:outline-level="1">CONCLUSÃO</text:h>
      <text:p text:style-name="Normal"/>
      <text:p text:style-name="P2">Acreditamos que<text:s/>conseguimos desenvolver o que foi proposto pelo grupo e pela nossa orientadora, utilizando a metodologia de<text:s/>XP, que se demonstrou adequada<text:s/>para acompanhar e desenvolver projetos de software principalmente quando o projeto envolve incertezas do cliente e requer flexibilidade no desenvolvimento.</text:p>
      <text:p text:style-name="P3">O Software TCCTeX foi desenvolvido para ser simples e usual, a metodologia envolvida permitiu diminuir a sua complexidade, durante o desenvolvimento podemos mudar os rumos da nossa pesquisa e idealização do software em várias oportunidades, finalizado, o programa se mostrou adequado ao que foi proposto, ajudar a comunidade acadêmica no processo de elaboração do seu TCC.</text:p>
      <text:p text:style-name="P4">O próximo desenvolvedor que deseje melhorar o programa terá ampla documentação disponível, código comentado, base teórica da metodologia, e conhecimento de quais ferramentas e em que momentos usar. O programa está pronto para padronizar automaticamente, no padrão ABNT Metodista, o mais importante empreendimento acadêmico do aluno em sua jornada pela graduaçã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drigo Mascarini Galindo</meta:initial-creator>
    <dc:creator>Rodrigo Mascarini Galindo</dc:creator>
    <meta:creation-date>2015-11-09T06:31:00Z</meta:creation-date>
    <dc:date>2015-11-09T06:35:00Z</dc:date>
    <meta:template xlink:href="Normal.dotm" xlink:type="simple"/>
    <meta:editing-cycles>2</meta:editing-cycles>
    <meta:editing-duration>PT240S</meta:editing-duration>
    <meta:document-statistic meta:page-count="1" meta:paragraph-count="2" meta:word-count="165" meta:character-count="1057" meta:row-count="7" meta:non-whitespace-character-count="894"/>
  </office:meta>
</office:document-meta>
</file>